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loext:contextual-spacing="false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53503739078782105" text:style-name="L1">
        <text:list-item>
          <text:p text:style-name="P2"><text:bookmark text:name="English_original"/>LibreOffice používajú milióny ľudí po celom svete.</text:p>
        </text:list-item>
        <text:list-item>
          <text:p text:style-name="P2">Je vytváraný celosvetovou komunitou so stovkami členov, ktorí pracujú so zdrojovým kódom, zlepšujú grafické rozhranie, píšu dokumentáciu a prekladajú do mnohých jazykov.</text:p>
        </text:list-item>
        <text:list-item>
          <text:p text:style-name="P2">Mnohí pracujú na vývoji LibreOffice na plný úväzok.</text:p>
        </text:list-item>
        <text:list-item>
          <text:p text:style-name="P2">Iní však pracujú vo svojom voľnom čase a prispievajú preto, lebo práca na vývoji slobodného a otvoreného softéru ich teší.</text:p>
        </text:list-item>
        <text:list-item>
          <text:p text:style-name="P2">LibreOffice je rozsiahly projekt, napriek tomu je však priateľský a otvorený pre každého.</text:p>
        </text:list-item>
        <text:list-item>
          <text:p text:style-name="P2">Máme mnoho možností na komunikáciu, vrátane mailových diskusií, IRC kanálov a pravidelných online stretnutí. Snažíme sa, aby mal každý nový prispievateľ pocit, že je vítaný.</text:p>
        </text:list-item>
        <text:list-item>
          <text:p text:style-name="P2">Volám sa is Ashod Nakashian a som prispievateľom do LibreOffice.</text:p>
        </text:list-item>
        <text:list-item>
          <text:p text:style-name="P2">Povedal by som, že komunita je veľmi ústretová a nápomocná. Ihneď sa mi začali venovať. Pomohli mi s nastavením mojho vývojového prostredia a s prípravou môjho prvého príspevku do kódu. Ten bol rýchlo zaradený do hlavnej vývojovej vetvy.</text:p>
        </text:list-item>
        <text:list-item>
          <text:p text:style-name="P2">Moja prvá skúsenosť bola veľmi dobrá. Chcel som prispievať ďalej a aj v tom pokračujem.</text:p>
        </text:list-item>
        <text:list-item>
          <text:p text:style-name="P2">Na to, aby sa prispievatelia s vývojom LibreOffice zoznámili, máme zoznam špeciálnych úloh - Easy Hacks.</text:p>
        </text:list-item>
        <text:list-item>
          <text:p text:style-name="P2">Spolupracujeme so študentami v rámci Google Summer of Code, aby sa čo najskôr začlenili do projektu.</text:p>
        </text:list-item>
        <text:list-item>
          <text:p text:style-name="P2">Som z Indie a v rámci Google Summer of Code spolupracujem od začiatku tohto roku.</text:p>
        </text:list-item>
        <text:list-item>
          <text:p text:style-name="P2">Bola to vynikajúca skúsenosť, lebo mnohí členovia komunity nám pomáhali so začlenením do projektu a pomohli nám s chybami a Easy Hacks.</text:p>
        </text:list-item>
        <text:list-item>
          <text:p text:style-name="P2">Je veľmi dobré, že na hľadanie a začleňovanie nových ľudí sa kladie veľký dôraz.</text:p>
        </text:list-item>
        <text:list-item>
          <text:p text:style-name="P2">V pozadí LibreOffice stojí nadácia The Document Foundation.</text:p>
        </text:list-item>
        <text:list-item>
          <text:p text:style-name="P2">Zamestnáva malý tím ľudí, ktorí pracujú na infraštruktúre, dokumentácii, kontrole kvality a marketingu. Vychádzajú pritom zo štatútu projektu, ktorý zabezpečuje, že LibreOffice bude vždy patriť komunite.</text:p>
        </text:list-item>
        <text:list-item>
          <text:p text:style-name="P2">Každý rok sa vývojári a podporovatelia stretávajú na konferencii, kde si zdieľajú svoje skúsenosti, predvádzajú nové vlastnosti a diskutujú o budúcnosti LibreOffice.</text:p>
        </text:list-item>
        <text:list-item>
          <text:p text:style-name="P2">Ak LibreOffice používaš a chcel by si aj prispievať, si vítaný!</text:p>
        </text:list-item>
        <text:list-item>
          <text:p text:style-name="P2">Volám sa Jona a som z Albánska. Som študentkou univerzity v Tirane, kde študujem obchodnú informatiku.</text:p>
        </text:list-item>
        <text:list-item>
          <text:p text:style-name="P2">Už dávnejšie som LibreOffice používala, ale chcela som sa stať aj členkou komunity a spraviť viac.</text:p>
        </text:list-item>
        <text:list-item>
          <text:p text:style-name="P2">Preto prispievam do LibreOffice a som rada, že mám možnosť byť tu na konferencii v Brne, že za môžem zoznámiť s ďalšími ľuďmi, ktorí mi môžu pomôcť s hlbším zapojením do komunity.</text:p>
        </text:list-item>
        <text:list-item>
          <text:p text:style-name="P2">Pridaj sa ja ty! Choď na stránku tdf.io/joinus a vyber si projekt, kde by si chcel pomôcť.</text:p>
        </text:list-item>
        <text:list-item>
          <text:p text:style-name="P1">Tvoju pomoc oceníme a veríme, že aj pre teba bude príjemnou a užitočnou skúsenosťou!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k" fo:country="SK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os Sramek</meta:initial-creator>
    <meta:creation-date>2016-10-07T08:12:03.360405691</meta:creation-date>
    <dc:date>2016-10-07T08:13:09.251087128</dc:date>
    <dc:creator>Milos Sramek</dc:creator>
    <meta:editing-duration>PT1M6S</meta:editing-duration>
    <meta:editing-cycles>1</meta:editing-cycles>
    <meta:document-statistic meta:table-count="0" meta:image-count="0" meta:object-count="0" meta:page-count="1" meta:paragraph-count="23" meta:word-count="467" meta:character-count="2698" meta:non-whitespace-character-count="2254"/>
    <meta:generator>LibreOffice/5.1.4.2$Linux_X86_64 LibreOffice_project/10m0$Build-2</meta:generator>
  </office:meta>
</office:document-meta>
</file>